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C000000AE000000AE015DEF2732A55CCD.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text-properties fo:font-size="11pt" fo:font-weight="bold" officeooo:paragraph-rsid="00082cc2" style:font-size-asian="11pt" style:font-weight-asian="bold" style:font-size-complex="11pt" style:font-weight-complex="bold"/>
    </style:style>
    <style:style style:name="P2" style:family="paragraph" style:parent-style-name="Default">
      <style:text-properties fo:font-size="11pt" officeooo:paragraph-rsid="00082cc2" style:font-size-asian="11pt" style:font-size-complex="11pt"/>
    </style:style>
    <style:style style:name="P3" style:family="paragraph" style:parent-style-name="Default">
      <style:text-properties officeooo:paragraph-rsid="00082cc2"/>
    </style:style>
    <style:style style:name="P4" style:family="paragraph">
      <loext:graphic-properties draw:fill="none"/>
      <style:paragraph-properties fo:text-align="center"/>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lagiarism is currently a major issue for all universities. What is the problem, and how can it be dealt with? </text:span></text:p>
      <text:p text:style-name="P1"/>
      <text:p text:style-name="P3"><text:span text:style-name="T1">Introduction </text:span></text:p>
      <text:p text:style-name="P3"><draw:frame text:anchor-type="char" draw:z-index="0" draw:name="Ink 1" draw:style-name="gr1" draw:text-style-name="P4" svg:width="0.07cm" svg:height="0.07cm" svg:x="3.036cm" svg:y="0.413cm"><draw:image xlink:href="Pictures/2000000C000000AE000000AE015DEF2732A55CCD.wmf" xlink:type="simple" xlink:show="embed" xlink:actuate="onLoad"><text:p/></draw:image></draw:frame><text:span text:style-name="T2">‘Plagiarism’(n.d.) is defined as “the unauthorized use or close imitation of the language and thoughts of another author and the representation of them as one's own original work”. It is a serious offence and can occur in two different situations. The first being when an individual’s work is passed off as someone else’s without reference and the other is when someone’s work mirrors another piece (Oshima and Hogue 1999, p.83). </text:span></text:p>
      <text:p text:style-name="P2"/>
      <text:p text:style-name="P3"><text:span text:style-name="T2">Plagiarism is on the increase in all higher education institutions throughout the country. It is so much of a problem that universities have had to buy in special technology to scan every assignment handed in and plagiarism councils are having to sit most days during term time. Without question, it is something that students also must be constantly aware of and on the alert for risk of committing. Accusations of plagiarism can lead to serious penalties for academic misconduct. </text:span></text:p>
      <text:p text:style-name="P2"/>
      <text:p text:style-name="P3"><text:span text:style-name="T2">This essay looks into the growing problem of plagiarism in universities and suggests reasonable solutions to it and evaluates the effectiveness of these solution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M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M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0:11:17.130000000</meta:creation-date>
    <dc:date>2018-03-26T00:12:03.995000000</dc:date>
    <meta:editing-duration>PT47S</meta:editing-duration>
    <meta:editing-cycles>1</meta:editing-cycles>
    <meta:document-statistic meta:table-count="0" meta:image-count="0" meta:object-count="0" meta:page-count="1" meta:paragraph-count="5" meta:word-count="194" meta:character-count="1200" meta:non-whitespace-character-count="1006"/>
    <meta:generator>LibreOffice/5.4.2.2$Windows_X86_64 LibreOffice_project/22b09f6418e8c2d508a9eaf86b2399209b0990f4</meta:generator>
  </office:meta>
</office:document-meta>
</file>